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179d0"/>
    </style:style>
    <style:style style:name="T1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 Adafruit_ADS1x15</text:span></text:p>
      <text:p text:style-name="P1"><text:span text:style-name="T1">import urllib2</text:span></text:p>
      <text:p text:style-name="P1"><text:span text:style-name="T1">import RPi.GPIO as A</text:span></text:p>
      <text:p text:style-name="P1"><text:span text:style-name="T1">A.setwarnings(False)</text:span></text:p>
      <text:p text:style-name="P1"><text:span text:style-name="T1">A.setmode(A.BCM)</text:span></text:p>
      <text:p text:style-name="P1"><text:span text:style-name="T1">adc=Adafruit_ADS1x15.ADS1115()</text:span></text:p>
      <text:p text:style-name="P1"><text:span text:style-name="T1">GAIN=1</text:span></text:p>
      <text:p text:style-name="P1"><text:span text:style-name="T1">base_url="https://api.thingspeak.com/update?api_key=E0OU24Y3WU9CU03Y"</text:span></text:p>
      <text:p text:style-name="P1"><text:span text:style-name="T1">data_url="https://api.thingspeak.com/channels/401390/fields/1/last?api_key=R3PV6GC57F6R2NRM"</text:span></text:p>
      <text:p text:style-name="P1"><text:span text:style-name="T1">while True:</text:span></text:p>
      <text:p text:style-name="P1"><text:span text:style-name="T1"><text:s text:c="4"/>values=[0]*4</text:span></text:p>
      <text:p text:style-name="P1"><text:span text:style-name="T1"><text:s text:c="4"/>for i in range(4):</text:span></text:p>
      <text:p text:style-name="P1"><text:span text:style-name="T1"><text:s text:c="8"/>values[i]=adc.read_adc(i, gain=GAIN)</text:span></text:p>
      <text:p text:style-name="P1"><text:span text:style-name="T1"><text:s text:c="4"/>print('|{0:&gt;6}| {1:&gt;6}| {2:&gt;6}| {3:&gt;6}|'.format(*values))</text:span></text:p>
      <text:p text:style-name="P1"><text:span text:style-name="T1"><text:s text:c="4"/>a=values[0]</text:span></text:p>
      <text:p text:style-name="P1"><text:span text:style-name="T1"><text:s text:c="4"/>time.sleep(0.5)</text:span></text:p>
      <text:p text:style-name="P1"><text:span text:style-name="T1"><text:s text:c="4"/>url=base_url+"&amp;field1="+str(a)</text:span></text:p>
      <text:p text:style-name="P1"><text:span text:style-name="T1"><text:s text:c="4"/>print(url)</text:span></text:p>
      <text:p text:style-name="P1"><text:span text:style-name="T1"><text:s text:c="4"/>f=urllib2.urlopen(url)</text:span></text:p>
      <text:p text:style-name="P1"><text:span text:style-name="T1"><text:s text:c="4"/>time.sleep(5)</text:span></text:p>
      <text:p text:style-name="P1"><text:span text:style-name="T1"><text:s text:c="4"/>f.close()</text:span></text:p>
      <text:p text:style-name="P1"><text:span text:style-name="T1"><text:s text:c="4"/>time.sleep(15)</text:span></text:p>
      <text:p text:style-name="P1"><text:span text:style-name="T1"><text:s text:c="4"/>print(data_url)</text:span></text:p>
      <text:p text:style-name="P1"><text:span text:style-name="T1"><text:s text:c="4"/>f=urllib2.urlopen(data_url)</text:span></text:p>
      <text:p text:style-name="P1"><text:span text:style-name="T1"><text:s text:c="4"/>b=int(f.read())</text:span></text:p>
      <text:p text:style-name="P1"><text:span text:style-name="T1"><text:s text:c="4"/>print b</text:span></text:p>
      <text:p text:style-name="P1"><text:span text:style-name="T1"><text:s text:c="4"/>if b&gt;10000:</text:span></text:p>
      <text:p text:style-name="P1"><text:span text:style-name="T1"><text:s text:c="8"/>msg="alert!pollution exceeded optimum value"</text:span></text:p>
      <text:p text:style-name="P1"><text:span text:style-name="T1"><text:s text:c="8"/>print msg</text:span></text:p>
      <text:p text:style-name="P1"><text:span text:style-name="T1">#time.sleep(15)</text:span></text:p>
      <text:p text:style-name="P1"><text:span text:style-name="T1"><text:s text:c="4"/>f.close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5:38:11.138291856</meta:creation-date>
    <dc:date>2018-04-09T05:39:04.507236506</dc:date>
    <meta:editing-duration>PT53S</meta:editing-duration>
    <meta:editing-cycles>1</meta:editing-cycles>
    <meta:document-statistic meta:table-count="0" meta:image-count="0" meta:object-count="0" meta:page-count="1" meta:paragraph-count="31" meta:word-count="50" meta:character-count="792" meta:non-whitespace-character-count="681"/>
    <meta:generator>LibreOffice/5.1.6.2$Linux_X86_64 LibreOffice_project/10m0$Build-2</meta:generator>
  </office:meta>
</office:document-meta>
</file>